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cm" fo:min-width="1.75cm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.262cm" fo:min-width="0.268cm"/>
    </style:style>
    <style:style style:name="gr9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2.5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solid"/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3pt" fo:language="en" fo:country="GB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  <style:text-properties fo:font-size="13pt" style:font-size-asian="18pt" style:font-size-complex="18pt"/>
    </style:style>
    <style:style style:name="P12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3" style:family="paragraph">
      <loext:graphic-properties draw:fill="none" draw:fill-color="#ffffff"/>
    </style:style>
    <style:style style:name="T1" style:family="text">
      <style:text-properties fo:font-size="13pt" fo:language="en" fo:country="GB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98cm" svg:y1="9.7cm" svg:x2="1.398cm" svg:y2="12cm">
          <text:p/>
        </draw:line>
        <draw:connector draw:style-name="gr2" draw:text-style-name="P2" draw:layer="layout" svg:x1="1.581cm" svg:y1="5.96cm" svg:x2="4.997cm" svg:y2="6.543cm" draw:start-shape="id1" draw:start-glue-point="10" draw:end-shape="id2" draw:end-glue-point="0" svg:d="M1581 5960h3416v583" svg:viewBox="0 0 3417 584">
          <text:p/>
        </draw:connector>
        <draw:connector draw:style-name="gr2" draw:text-style-name="P2" draw:layer="layout" svg:x1="4.997cm" svg:y1="11.267cm" svg:x2="1.581cm" svg:y2="11.86cm" draw:start-shape="id2" draw:start-glue-point="2" draw:end-shape="id3" draw:end-glue-point="10" svg:d="M4997 11267v593h-3416" svg:viewBox="0 0 3417 594">
          <text:p/>
        </draw:connector>
        <draw:g xml:id="id2" draw:id="id2">
          <draw:path draw:style-name="gr3" draw:text-style-name="P3" draw:layer="layout" svg:width="0.835cm" svg:height="0.342cm" draw:transform="skewX (0.00383972435438754) rotate (-3.00039551710345) translate (5.8126038713424cm 8.4653229354046cm)" svg:viewBox="0 0 836 343" svg:d="M836 0c-776-1-836 343-836 343">
            <text:p/>
          </draw:path>
          <draw:path draw:style-name="gr3" draw:text-style-name="P3" draw:layer="layout" svg:width="0.839cm" svg:height="0.342cm" draw:transform="skewX (0.00645771823237903) rotate (-0.141197136486342) translate (4.9847005367944cm 7.726996390991cm)" svg:viewBox="0 0 840 343" svg:d="M0 0c777-1 840 343 840 343">
            <text:p/>
          </draw:path>
          <draw:path draw:style-name="gr3" draw:text-style-name="P3" draw:layer="layout" svg:width="0.83cm" svg:height="0.135cm" draw:transform="skewX (0.29530970943744) rotate (3.08644024922677) translate (4.9856999536175cm 8.5710001268833cm)" svg:viewBox="0 0 831 136" svg:d="M0 0c770 0 831 136 831 136">
            <text:p/>
          </draw:path>
          <draw:path draw:style-name="gr3" draw:text-style-name="P3" draw:layer="layout" svg:width="0.83cm" svg:height="0.202cm" draw:transform="skewX (-0.148178453494319) rotate (0.0837758040957278) translate (4.1855852422552cm 8.2205350556709cm)" svg:viewBox="0 0 831 203" svg:d="M831 0c-771-1-831 203-831 203">
            <text:p/>
          </draw:path>
          <draw:path draw:style-name="gr3" draw:text-style-name="P3" draw:layer="layout" svg:width="0.837cm" svg:height="0.338cm" draw:transform="skewX (-0.00261799387799152) rotate (-0.145560459616328) translate (5.008706759201cm 8.1499530363336cm)" svg:viewBox="0 0 838 339" svg:d="M0 0c777-5 838 339 838 339">
            <text:p/>
          </draw:path>
          <draw:path draw:style-name="gr3" draw:text-style-name="P3" draw:layer="layout" svg:width="0.835cm" svg:height="0.342cm" draw:transform="skewX (0.00383972435438753) rotate (-3.00039551710345) translate (5.8366038713424cm 8.9533229354046cm)" svg:viewBox="0 0 836 343" svg:d="M836 0c-776-1-836 343-836 343">
            <text:p/>
          </draw:path>
          <draw:path draw:style-name="gr3" draw:text-style-name="P3" draw:layer="layout" svg:width="0.828cm" svg:height="0.135cm" draw:transform="skewX (0.284314135149876) rotate (3.08661478215197) translate (4.9896999993354cm 9.0710000018832cm)" svg:viewBox="0 0 829 136" svg:d="M0 0c770 0 829 136 829 136">
            <text:p/>
          </draw:path>
          <draw:path draw:style-name="gr3" draw:text-style-name="P3" draw:layer="layout" svg:width="0.83cm" svg:height="0.202cm" draw:transform="skewX (-0.148178453494319) rotate (0.0837758040957278) translate (4.1855852422552cm 8.7215350556709cm)" svg:viewBox="0 0 831 203" svg:d="M831 0c-771-1-831 203-831 203">
            <text:p/>
          </draw:path>
          <draw:path draw:style-name="gr3" draw:text-style-name="P3" draw:layer="layout" svg:width="0.837cm" svg:height="0.338cm" draw:transform="skewX (-0.00261799387799149) rotate (-0.145560459616328) translate (5.008706759201cm 8.6509530363336cm)" svg:viewBox="0 0 838 339" svg:d="M0 0c777-5 838 339 838 339">
            <text:p/>
          </draw:path>
          <draw:path draw:style-name="gr3" draw:text-style-name="P3" draw:layer="layout" svg:width="0.835cm" svg:height="0.342cm" draw:transform="skewX (0.00383972435438754) rotate (-3.00039551710345) translate (5.8126038713424cm 9.4663229354046cm)" svg:viewBox="0 0 836 343" svg:d="M836 0c-776-1-836 343-836 343">
            <text:p/>
          </draw:path>
          <draw:path draw:style-name="gr3" draw:text-style-name="P3" draw:layer="layout" svg:width="0.828cm" svg:height="0.135cm" draw:transform="skewX (0.284314135149876) rotate (3.08661478215197) translate (4.9896999993354cm 9.5720000018832cm)" svg:viewBox="0 0 829 136" svg:d="M0 0c770 0 829 136 829 136">
            <text:p/>
          </draw:path>
          <draw:path draw:style-name="gr3" draw:text-style-name="P3" draw:layer="layout" svg:width="0.83cm" svg:height="0.202cm" draw:transform="skewX (-0.148178453494319) rotate (0.0837758040957278) translate (4.1855852422552cm 9.2215350556709cm)" svg:viewBox="0 0 831 203" svg:d="M831 0c-771-1-831 203-831 203">
            <text:p/>
          </draw:path>
          <draw:path draw:style-name="gr3" draw:text-style-name="P3" draw:layer="layout" svg:width="0.837cm" svg:height="0.338cm" draw:transform="skewX (-0.00261799387799152) rotate (-0.145560459616328) translate (5.008706759201cm 9.1509530363336cm)" svg:viewBox="0 0 838 339" svg:d="M0 0c777-5 838 339 838 339">
            <text:p/>
          </draw:path>
          <draw:path draw:style-name="gr3" draw:text-style-name="P3" draw:layer="layout" svg:width="0.835cm" svg:height="0.342cm" draw:transform="skewX (0.00383972435438753) rotate (-3.00039551710345) translate (5.8366038713424cm 9.9303229354046cm)" svg:viewBox="0 0 836 343" svg:d="M836 0c-776-1-836 343-836 343">
            <text:p/>
          </draw:path>
          <draw:line draw:style-name="gr3" draw:text-style-name="P3" draw:layer="layout" svg:x1="4.981cm" svg:y1="7.766cm" svg:x2="4.997cm" svg:y2="6.543cm">
            <text:p/>
          </draw:line>
          <draw:line draw:style-name="gr3" draw:text-style-name="P3" draw:layer="layout" svg:x1="4.995cm" svg:y1="11.267cm" svg:x2="5.011cm" svg:y2="10.044cm">
            <text:p/>
          </draw:line>
        </draw:g>
        <draw:g xml:id="id5" draw:id="id5">
          <draw:path draw:style-name="gr3" draw:text-style-name="P3" draw:layer="layout" svg:width="0.836cm" svg:height="0.342cm" draw:transform="skewX (-0.00226892802759262) rotate (3.00022098417825) translate (8.7410763618029cm 8.6099725317167cm)" svg:viewBox="0 0 837 343" svg:d="M0 0c776-1 837 343 837 343">
            <text:p/>
          </draw:path>
          <draw:path draw:style-name="gr3" draw:text-style-name="P3" draw:layer="layout" svg:width="0.839cm" svg:height="0.342cm" draw:transform="skewX (-0.00663225115757848) rotate (0.141371669411541) translate (7.90956193225132cm 7.8723695351954cm)" svg:viewBox="0 0 840 343" svg:d="M840 0c-777-1-840 343-840 343">
            <text:p/>
          </draw:path>
          <draw:path draw:style-name="gr3" draw:text-style-name="P3" draw:layer="layout" svg:width="0.83cm" svg:height="0.135cm" draw:transform="skewX (-0.293040781409848) rotate (-3.08644024922677) translate (9.5697001183387cm 8.5522102816557cm)" svg:viewBox="0 0 831 136" svg:d="M831 0c-770 0-831 136-831 136">
            <text:p/>
          </draw:path>
          <draw:path draw:style-name="gr3" draw:text-style-name="P3" draw:layer="layout" svg:width="0.831cm" svg:height="0.202cm" draw:transform="skewX (0.151843644923507) rotate (-0.0834267382453293) translate (8.7123288019062cm 8.178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88735258398138cm 8.298329904696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1) rotate (3.00022098417825) translate (8.7170763618029cm 9.097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5637918484412cm 9.052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7123288019063cm 8.679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88735258398138cm 8.79932990469623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2) rotate (3.00022098417825) translate (8.7410763618029cm 9.610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5637918484412cm 9.553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7123288019063cm 9.17900044671321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88735258398138cm 9.2993299046962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1) rotate (3.00022098417825) translate (8.7170763618029cm 10.0749725317167cm)" svg:viewBox="0 0 837 343" svg:d="M0 0c776-1 837 343 837 343">
            <text:p/>
          </draw:path>
          <draw:line draw:style-name="gr3" draw:text-style-name="P3" draw:layer="layout" svg:x1="8.745cm" svg:y1="7.793cm" svg:x2="8.729cm" svg:y2="6.57cm">
            <text:p/>
          </draw:line>
          <draw:line draw:style-name="gr3" draw:text-style-name="P3" draw:layer="layout" svg:x1="8.731cm" svg:y1="11.294cm" svg:x2="8.715cm" svg:y2="10.071cm">
            <text:p/>
          </draw:line>
        </draw:g>
        <draw:line draw:style-name="gr4" draw:text-style-name="P3" draw:layer="layout" svg:x1="7.133cm" svg:y1="7.542cm" svg:x2="7.133cm" svg:y2="10.347cm">
          <text:p/>
        </draw:line>
        <draw:line draw:style-name="gr4" draw:text-style-name="P3" draw:layer="layout" svg:x1="6.733cm" svg:y1="7.543cm" svg:x2="6.733cm" svg:y2="10.348cm">
          <text:p/>
        </draw:line>
        <draw:connector draw:style-name="gr2" draw:text-style-name="P2" draw:layer="layout" svg:x1="12.895cm" svg:y1="6.794cm" svg:x2="8.728cm" svg:y2="6.57cm" draw:start-shape="id4" draw:start-glue-point="4" draw:end-shape="id5" draw:end-glue-point="0" svg:d="M12895 6794v-774h-4167v550" svg:viewBox="0 0 4168 775">
          <text:p/>
        </draw:connector>
        <draw:connector draw:style-name="gr2" draw:text-style-name="P2" draw:layer="layout" svg:x1="8.728cm" svg:y1="11.294cm" svg:x2="12.885cm" svg:y2="11.375cm" draw:start-shape="id5" draw:start-glue-point="2" draw:end-shape="id6" draw:end-glue-point="6" svg:d="M8728 11294v632h4157v-551" svg:viewBox="0 0 4158 633">
          <text:p/>
        </draw:connector>
        <draw:custom-shape draw:style-name="gr5" draw:text-style-name="P2" xml:id="id1" draw:id="id1" draw:layer="layout" svg:width="0.281cm" svg:height="0.281cm" svg:x="1.3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281cm" svg:height="0.281cm" svg:x="1.3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383cm" svg:height="0.962cm" svg:x="6.234cm" svg:y="6.434cm">
          <draw:text-box>
            <text:p>n:1</text:p>
          </draw:text-box>
        </draw:frame>
        <draw:custom-shape draw:style-name="gr7" draw:text-style-name="P5" xml:id="id6" draw:id="id6" draw:layer="layout" svg:width="4.5cm" svg:height="4.5cm" svg:x="10.635cm" svg:y="6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4" draw:id="id4" draw:layer="layout" svg:width="0.281cm" svg:height="0.281cm" svg:x="12.754cm" svg:y="6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6" draw:layer="layout" svg:width="1.534cm" svg:height="1.535cm" draw:transform="rotate (0.803724120543389) translate (10.57cm 8.12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11.678cm" svg:y1="6.975cm" svg:x2="12.835cm" svg:y2="8.175cm">
            <text:p/>
          </draw:line>
        </draw:g>
        <draw:g>
          <draw:custom-shape draw:style-name="gr8" draw:text-style-name="P6" draw:layer="layout" svg:width="1.534cm" svg:height="1.535cm" draw:transform="rotate (0.803724120543389) translate (12.935cm 10.309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14.043cm" svg:y1="9.164cm" svg:x2="15.2cm" svg:y2="10.364cm">
            <text:p/>
          </draw:line>
        </draw:g>
        <draw:g>
          <draw:custom-shape draw:style-name="gr8" draw:text-style-name="P6" draw:layer="layout" svg:width="1.534cm" svg:height="1.535cm" draw:transform="rotate (2.36317580720032) translate (11.767cm 11.30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12.885cm" svg:y1="10.229cm" svg:x2="11.698cm" svg:y2="11.399cm">
            <text:p/>
          </draw:line>
        </draw:g>
        <draw:g>
          <draw:custom-shape draw:style-name="gr8" draw:text-style-name="P6" draw:layer="layout" svg:width="1.534cm" svg:height="1.536cm" draw:transform="rotate (2.42094620544133) translate (13.981cm 8.88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15.035cm" svg:y1="7.875cm" svg:x2="13.782cm" svg:y2="8.975cm">
            <text:p/>
          </draw:line>
        </draw:g>
        <draw:custom-shape draw:style-name="gr5" draw:text-style-name="P2" draw:layer="layout" svg:width="0.281cm" svg:height="0.281cm" svg:x="1.3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1cm" svg:height="0.281cm" svg:x="12.71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0.281cm" svg:height="0.281cm" svg:x="10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1cm" svg:y1="9.1cm" svg:x2="20.5cm" svg:y2="9.1cm">
          <text:p/>
        </draw:line>
        <draw:custom-shape draw:style-name="gr5" draw:text-style-name="P2" draw:layer="layout" svg:width="0.281cm" svg:height="0.281cm" svg:x="1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5" draw:layer="layout" svg:x1="19.6cm" svg:y1="10.351cm" svg:x2="21.416cm" svg:y2="10.351cm">
            <text:p/>
          </draw:line>
          <draw:line draw:style-name="gr3" draw:text-style-name="P5" draw:layer="layout" svg:x1="19.6cm" svg:y1="10.351cm" svg:x2="21.416cm" svg:y2="10.351cm">
            <text:p/>
          </draw:line>
          <draw:line draw:style-name="gr3" draw:text-style-name="P5" draw:layer="layout" svg:x1="19.6cm" svg:y1="11.061cm" svg:x2="21.416cm" svg:y2="11.061cm">
            <text:p/>
          </draw:line>
          <draw:line draw:style-name="gr3" draw:text-style-name="P5" draw:layer="layout" svg:x1="20.495cm" svg:y1="12.021cm" svg:x2="20.509cm" svg:y2="11.056cm">
            <text:p/>
          </draw:line>
          <draw:line draw:style-name="gr3" draw:text-style-name="P5" draw:layer="layout" svg:x1="20.495cm" svg:y1="10.365cm" svg:x2="20.509cm" svg:y2="9.4cm">
            <text:p/>
          </draw:line>
        </draw:g>
        <draw:custom-shape draw:style-name="gr5" draw:text-style-name="P2" draw:layer="layout" svg:width="0.281cm" svg:height="0.281cm" svg:x="16.5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5" draw:layer="layout" svg:x1="20.567cm" svg:y1="5.629cm" svg:x2="20.835cm" svg:y2="5.133cm">
            <text:p/>
          </draw:line>
          <draw:line draw:style-name="gr3" draw:text-style-name="P5" draw:layer="layout" svg:x1="21.394cm" svg:y1="6.143cm" svg:x2="20.83cm" svg:y2="5.134cm">
            <text:p/>
          </draw:line>
          <draw:line draw:style-name="gr3" draw:text-style-name="P5" draw:layer="layout" svg:x1="22.5cm" svg:y1="6.2cm" svg:x2="23.064cm" svg:y2="5.191cm">
            <text:p/>
          </draw:line>
          <draw:line draw:style-name="gr3" draw:text-style-name="P5" draw:layer="layout" svg:x1="21.367cm" svg:y1="6.167cm" svg:x2="21.931cm" svg:y2="5.158cm">
            <text:p/>
          </draw:line>
          <draw:line draw:style-name="gr3" draw:text-style-name="P5" draw:layer="layout" svg:x1="22.523cm" svg:y1="6.194cm" svg:x2="21.959cm" svg:y2="5.185cm">
            <text:p/>
          </draw:line>
          <draw:line draw:style-name="gr3" draw:text-style-name="P5" draw:layer="layout" svg:x1="23.642cm" svg:y1="6.195cm" svg:x2="23.078cm" svg:y2="5.186cm">
            <text:p/>
          </draw:line>
          <draw:line draw:style-name="gr3" draw:text-style-name="P5" draw:layer="layout" svg:x1="23.632cm" svg:y1="6.145cm" svg:x2="23.9cm" svg:y2="5.649cm">
            <text:p/>
          </draw:line>
        </draw:g>
        <draw:line draw:style-name="gr1" draw:text-style-name="P1" draw:layer="layout" svg:x1="20.5cm" svg:y1="9.4cm" svg:x2="20.5cm" svg:y2="5.7cm">
          <text:p/>
        </draw:line>
        <draw:g xml:id="id8" draw:id="id8">
          <draw:custom-shape draw:style-name="gr8" draw:text-style-name="P6" draw:layer="layout" svg:width="1.534cm" svg:height="1.535cm" draw:transform="rotate (3.140894521889) translate (26.151cm 10.5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5" draw:layer="layout" svg:x1="26.183cm" svg:y1="10.599cm" svg:x2="24.516cm" svg:y2="10.6cm">
            <text:p/>
          </draw:line>
        </draw:g>
        <draw:custom-shape draw:style-name="gr5" draw:text-style-name="P2" draw:layer="layout" svg:width="0.281cm" svg:height="0.281cm" svg:x="20.3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1cm" svg:height="0.281cm" svg:x="20.4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svg:x1="24.059cm" svg:y1="5.56cm" svg:x2="25.349cm" svg:y2="9.034cm" draw:start-shape="id7" draw:start-glue-point="11" draw:end-shape="id8" draw:end-glue-point="0" svg:d="M24059 5560h1290v3474" svg:viewBox="0 0 1291 3475">
          <text:p/>
        </draw:connector>
        <draw:custom-shape draw:style-name="gr5" draw:text-style-name="P2" xml:id="id7" draw:id="id7" draw:layer="layout" svg:width="0.281cm" svg:height="0.281cm" svg:x="23.819cm" svg:y="5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1cm" svg:height="0.281cm" svg:x="25.2cm" svg:y="5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842cm" svg:height="1.843cm" svg:x="0.558cm" svg:y="8.257cm">
          <text:p text:style-name="P7">+</text:p>
          <text:p text:style-name="P7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4cm" svg:y1="6cm" svg:x2="1.4cm" svg:y2="8.3cm">
          <text:p/>
        </draw:line>
        <draw:g>
          <draw:line draw:style-name="gr3" draw:text-style-name="P5" draw:layer="layout" svg:x1="16.656cm" svg:y1="11.9cm" svg:x2="16.315cm" svg:y2="11.695cm">
            <text:p/>
          </draw:line>
          <draw:line draw:style-name="gr3" draw:text-style-name="P5" draw:layer="layout" svg:x1="16.984cm" svg:y1="11.25cm" svg:x2="16.316cm" svg:y2="11.698cm">
            <text:p/>
          </draw:line>
          <draw:line draw:style-name="gr3" draw:text-style-name="P5" draw:layer="layout" svg:x1="16.997cm" svg:y1="10.388cm" svg:x2="16.304cm" svg:y2="9.956cm">
            <text:p/>
          </draw:line>
          <draw:line draw:style-name="gr3" draw:text-style-name="P5" draw:layer="layout" svg:x1="17cm" svg:y1="11.272cm" svg:x2="16.307cm" svg:y2="10.84cm">
            <text:p/>
          </draw:line>
          <draw:line draw:style-name="gr3" draw:text-style-name="P5" draw:layer="layout" svg:x1="16.992cm" svg:y1="10.37cm" svg:x2="16.324cm" svg:y2="10.818cm">
            <text:p/>
          </draw:line>
          <draw:line draw:style-name="gr3" draw:text-style-name="P5" draw:layer="layout" svg:x1="16.968cm" svg:y1="9.497cm" svg:x2="16.3cm" svg:y2="9.945cm">
            <text:p/>
          </draw:line>
          <draw:line draw:style-name="gr3" draw:text-style-name="P5" draw:layer="layout" svg:x1="16.935cm" svg:y1="9.505cm" svg:x2="16.594cm" svg:y2="9.3cm">
            <text:p/>
          </draw:line>
        </draw:g>
        <draw:connector draw:style-name="gr2" draw:text-style-name="P8" xml:id="id10" draw:id="id10" draw:layer="layout" svg:x1="10.5cm" svg:y1="9.141cm" svg:x2="16.425cm" svg:y2="12.679cm" draw:start-shape="id9" draw:start-glue-point="6" svg:d="M10500 9141h-502v3538h6427" svg:viewBox="0 0 6428 3539">
          <text:p/>
        </draw:connector>
        <draw:connector draw:style-name="gr2" draw:text-style-name="P8" draw:layer="layout" draw:line-skew="-0.601cm" svg:x1="16.425cm" svg:y1="12.679cm" svg:x2="16.659cm" svg:y2="12.04cm" draw:start-shape="id10" draw:start-glue-point="3" draw:end-shape="id11" draw:end-glue-point="9" svg:d="M16425 12679h175v-639h59" svg:viewBox="0 0 235 640">
          <text:p/>
        </draw:connector>
        <draw:line draw:style-name="gr1" draw:text-style-name="P9" draw:layer="layout" svg:x1="16.5cm" svg:y1="12cm" svg:x2="20.5cm" svg:y2="12cm">
          <text:p/>
        </draw:line>
        <draw:custom-shape draw:style-name="gr5" draw:text-style-name="P2" xml:id="id11" draw:id="id11" draw:layer="layout" svg:width="0.281cm" svg:height="0.281cm" svg:x="16.419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3.017cm" svg:height="2.5cm" svg:x="1.6cm" svg:y="6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11" draw:text-style-name="P11" draw:layer="layout" svg:width="2.7cm" svg:height="1.3cm" svg:x="13.9cm" svg:y="5.6cm">
          <draw:text-box>
            <text:p><text:span text:style-name="T2">Full Bridge Rectifier</text:span></text:p>
          </draw:text-box>
        </draw:frame>
        <draw:frame draw:style-name="gr12" draw:text-style-name="P12" draw:layer="layout" svg:width="1.4cm" svg:height="0.962cm" svg:x="17cm" svg:y="10cm">
          <draw:text-box>
            <text:p>R<text:span text:style-name="T3">ᵦ</text:span></text:p>
          </draw:text-box>
        </draw:frame>
        <draw:frame draw:style-name="gr13" draw:text-style-name="P12" draw:layer="layout" svg:width="1.3cm" svg:height="1.673cm" svg:x="21.8cm" svg:y="4.127cm">
          <draw:text-box>
            <text:p>R<text:span text:style-name="T3">ᵩ</text:span></text:p>
          </draw:text-box>
        </draw:frame>
        <draw:frame draw:style-name="gr12" draw:text-style-name="P12" draw:layer="layout" svg:width="0.8cm" svg:height="0.962cm" svg:x="21.4cm" svg:y="10.162cm">
          <draw:text-box>
            <text:p>C</text:p>
          </draw:text-box>
        </draw:frame>
        <draw:frame draw:style-name="gr14" draw:text-style-name="P12" draw:layer="layout" svg:width="2.917cm" svg:height="1.5cm" svg:x="22.383cm" svg:y="7.7cm">
          <draw:text-box>
            <text:p>D(I,13<text:span text:style-name="T3">η)</text:span></text:p>
          </draw:text-box>
        </draw:frame>
        <draw:frame draw:style-name="gr12" draw:text-style-name="P12" draw:layer="layout" svg:width="0.5cm" svg:height="0.962cm" svg:x="1.9cm" svg:y="9.9cm">
          <draw:text-box>
            <text:p>V</text:p>
          </draw:text-box>
        </draw:frame>
        <draw:connector draw:style-name="gr2" draw:text-style-name="P6" draw:layer="layout" draw:line-skew="-0.582cm" svg:x1="20.544cm" svg:y1="12.081cm" svg:x2="25.349cm" svg:y2="10.6cm" draw:start-shape="id12" draw:start-glue-point="8" draw:end-shape="id8" draw:end-glue-point="2" svg:d="M20544 12081v-81h4805v-1400" svg:viewBox="0 0 4806 1482">
          <text:p/>
        </draw:connector>
        <draw:custom-shape draw:style-name="gr5" draw:text-style-name="P2" xml:id="id12" draw:id="id12" draw:layer="layout" svg:width="0.281cm" svg:height="0.281cm" svg:x="20.403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0.4cm" svg:height="1.262cm" svg:x="25.483cm" svg:y="4.938cm">
          <draw:text-box>
            <text:p>+</text:p>
          </draw:text-box>
        </draw:frame>
        <draw:frame draw:style-name="gr16" draw:text-style-name="P13" draw:layer="layout" svg:width="0.6cm" svg:height="0.962cm" svg:x="25.683cm" svg:y="11.7cm">
          <draw:text-box>
            <text:p>-</text:p>
          </draw:text-box>
        </draw:frame>
        <draw:frame draw:style-name="gr13" draw:text-style-name="P13" draw:layer="layout" svg:width="1.6cm" svg:height="1.673cm" svg:x="26.183cm" svg:y="7.927cm">
          <draw:text-box>
            <text:p>V<text:span text:style-name="T3">ₒ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02T16:14:52.230243724</dc:date>
    <meta:editing-duration>PT35M44S</meta:editing-duration>
    <meta:editing-cycles>5</meta:editing-cycles>
    <meta:generator>LibreOffice/6.4.6.2$Linux_X86_64 LibreOffice_project/40$Build-2</meta:generator>
    <meta:document-statistic meta:object-count="113"/>
  </office:meta>
</office:document-meta>
</file>